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KFGQPC Uthmanic Script HAFS" svg:font-family="'KFGQPC Uthmanic Script HAFS'"/>
    <style:font-face style:name="KFGQPC Uthmanic Script HAFS1" svg:font-family="'KFGQPC Uthmanic Script HAF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Lora1" svg:font-family="Lora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 style:writing-mode="rl-tb"/>
    </style:style>
    <style:style style:name="Table1.A" style:family="table-column">
      <style:table-column-properties style:column-width="1.384in" style:rel-column-width="1993*"/>
    </style:style>
    <style:style style:name="Table1.B" style:family="table-column">
      <style:table-column-properties style:column-width="0.9382in" style:rel-column-width="1351*"/>
    </style:style>
    <style:style style:name="Table1.C" style:family="table-column">
      <style:table-column-properties style:column-width="1.8319in" style:rel-column-width="2638*"/>
    </style:style>
    <style:style style:name="Table1.D" style:family="table-column">
      <style:table-column-properties style:column-width="1.3847in" style:rel-column-width="1994*"/>
    </style:style>
    <style:style style:name="Table1.E" style:family="table-column">
      <style:table-column-properties style:column-width="1.3861in" style:rel-column-width="1996*"/>
    </style:style>
    <style:style style:name="Table1.A1" style:family="table-cell">
      <style:table-cell-properties style:vertical-align="middle"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#b4c7dc" fo:padding="0.0382in" fo:border="0.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1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1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1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1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1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1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1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1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1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1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style:vertical-align="middle"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style:vertical-align="middle" fo:background-color="#b4c7dc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5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" style:family="table">
      <style:table-properties style:width="6.925in" table:align="margins" style:writing-mode="rl-tb"/>
    </style:style>
    <style:style style:name="Table4.A" style:family="table-column">
      <style:table-column-properties style:column-width="1.7306in" style:rel-column-width="16377*"/>
    </style:style>
    <style:style style:name="Table4.B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9in" style:rel-column-width="16392*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1.8535in" style:rel-column-width="17541*"/>
    </style:style>
    <style:style style:name="Table3.B" style:family="table-column">
      <style:table-column-properties style:column-width="1.684in" style:rel-column-width="15938*"/>
    </style:style>
    <style:style style:name="Table3.C" style:family="table-column">
      <style:table-column-properties style:column-width="3.3875in" style:rel-column-width="32056*"/>
    </style:style>
    <style:style style:name="Table3.A1" style:family="table-cell">
      <style:table-cell-properties style:vertical-align="middle"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style:vertical-align="middle" fo:background-color="#b4c7dc" fo:padding="0.0382in" fo:border="0.5pt solid #000000">
        <style:background-image/>
      </style:table-cell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KFGQPC Uthmanic Script HAFS1" fo:font-size="22pt" officeooo:rsid="00157176" officeooo:paragraph-rsid="00375a5d" style:font-size-asian="22pt" style:font-name-complex="KFGQPC Uthmanic Script HAFS1" style:font-size-complex="22pt"/>
    </style:style>
    <style:style style:name="P2" style:family="paragraph" style:parent-style-name="Table_20_Contents">
      <style:paragraph-properties fo:text-align="center" style:justify-single-word="false"/>
      <style:text-properties style:font-name="KFGQPC Uthmanic Script HAFS1" fo:font-size="22pt" officeooo:rsid="0017943f" officeooo:paragraph-rsid="00375a5d" style:font-size-asian="22pt" style:font-name-complex="KFGQPC Uthmanic Script HAFS1" style:font-size-complex="22pt"/>
    </style:style>
    <style:style style:name="P3" style:family="paragraph" style:parent-style-name="Table_20_Contents">
      <style:paragraph-properties fo:text-align="center" style:justify-single-word="false"/>
      <style:text-properties style:font-name="KFGQPC Uthmanic Script HAFS1" fo:font-size="22pt" officeooo:rsid="0057e508" officeooo:paragraph-rsid="0057e508" style:font-size-asian="22pt" style:font-name-complex="KFGQPC Uthmanic Script HAFS1" style:font-size-complex="22pt"/>
    </style:style>
    <style:style style:name="P4" style:family="paragraph" style:parent-style-name="Heading_20_3">
      <style:paragraph-properties fo:text-align="center" style:justify-single-word="false" style:writing-mode="rl-tb"/>
      <style:text-properties style:font-name="KFGQPC Uthmanic Script HAFS1" fo:font-size="22pt" fo:font-weight="normal" officeooo:rsid="001cfb00" officeooo:paragraph-rsid="001cfb00" style:font-size-asian="22pt" style:font-weight-asian="normal" style:font-name-complex="KFGQPC Uthmanic Script HAFS1" style:font-size-complex="50pt" style:font-weight-complex="normal"/>
    </style:style>
    <style:style style:name="P5" style:family="paragraph" style:parent-style-name="Text_20_body">
      <style:paragraph-properties fo:text-align="center" style:justify-single-word="false" style:writing-mode="rl-tb"/>
      <style:text-properties style:font-name="KFGQPC Uthmanic Script HAFS1" fo:font-size="20pt" fo:font-weight="normal" officeooo:rsid="001cfb00" officeooo:paragraph-rsid="001cfb00" style:font-size-asian="20pt" style:font-weight-asian="normal" style:font-name-complex="KFGQPC Uthmanic Script HAFS1" style:font-size-complex="2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57176" officeooo:paragraph-rsid="00157176" style:font-size-asian="22pt" style:font-name-complex="KFGQPC Uthmanic Script HAFS1" style:font-size-complex="18pt"/>
    </style:style>
    <style:style style:name="P7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c379c" officeooo:paragraph-rsid="001c379c" style:font-size-asian="22pt" style:font-name-complex="KFGQPC Uthmanic Script HAFS1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6f2e1" officeooo:paragraph-rsid="0016f2e1" style:font-size-asian="22pt" style:font-name-complex="KFGQPC Uthmanic Script HAFS1" style:font-size-complex="18pt"/>
    </style:style>
    <style:style style:name="P9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7943f" officeooo:paragraph-rsid="0017943f" style:font-size-asian="22pt" style:font-name-complex="KFGQPC Uthmanic Script HAFS1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91680" officeooo:paragraph-rsid="00191680" style:font-size-asian="22pt" style:font-name-complex="KFGQPC Uthmanic Script HAFS1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style:font-name="KFGQPC Uthmanic Script HAFS1" fo:font-size="18pt" officeooo:rsid="00421556" officeooo:paragraph-rsid="00421556" style:font-size-asian="22pt" style:font-name-complex="KFGQPC Uthmanic Script HAFS1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style:font-name="KFGQPC Uthmanic Script HAFS1" fo:font-size="18pt" officeooo:rsid="0046e689" officeooo:paragraph-rsid="0046e689" style:font-size-asian="22pt" style:font-name-complex="KFGQPC Uthmanic Script HAFS1" style:font-size-complex="18pt"/>
    </style:style>
    <style:style style:name="P13" style:family="paragraph" style:parent-style-name="Table_20_Contents">
      <style:paragraph-properties fo:text-align="center" style:justify-single-word="false"/>
      <style:text-properties style:font-name="KFGQPC Uthmanic Script HAFS1" fo:font-size="18pt" officeooo:rsid="005cebfc" officeooo:paragraph-rsid="005cebfc" style:font-size-asian="22pt" style:font-name-complex="KFGQPC Uthmanic Script HAFS1" style:font-size-complex="18pt"/>
    </style:style>
    <style:style style:name="P14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KFGQPC Uthmanic Script HAFS1" fo:font-size="22pt" fo:font-weight="normal" officeooo:rsid="000e60d8" officeooo:paragraph-rsid="000ae866" fo:background-color="transparent" style:font-size-asian="22pt" style:font-weight-asian="normal" style:font-name-complex="KFGQPC Uthmanic Script HAFS1" style:font-size-complex="2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font-name="KFGQPC Uthmanic Script HAFS1" fo:font-size="18pt" officeooo:rsid="00157176" officeooo:paragraph-rsid="00157176" style:font-size-asian="22pt" style:font-name-complex="KFGQPC Uthmanic Script HAFS1" style:font-size-complex="18p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font-name="KFGQPC Uthmanic Script HAFS1" fo:font-size="18pt" officeooo:rsid="0017943f" officeooo:paragraph-rsid="0017943f" style:font-size-asian="22pt" style:font-name-complex="KFGQPC Uthmanic Script HAFS1" style:font-size-complex="18pt"/>
    </style:style>
    <style:style style:name="P17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ora1" fo:font-size="22pt" style:text-underline-style="none" fo:font-weight="normal" officeooo:rsid="00253ad1" officeooo:paragraph-rsid="00262728" fo:background-color="transparent" style:font-size-asian="22pt" style:font-weight-asian="normal" style:font-name-complex="KFGQPC Uthmanic Script HAFS1" style:font-size-complex="22pt" style:font-weight-complex="normal"/>
    </style:style>
    <style:style style:name="P18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ora1" fo:font-size="22pt" style:text-underline-style="none" fo:font-weight="normal" officeooo:rsid="0036ec0e" officeooo:paragraph-rsid="0036ec0e" fo:background-color="transparent" style:font-size-asian="22pt" style:font-weight-asian="normal" style:font-name-complex="KFGQPC Uthmanic Script HAFS1" style:font-size-complex="22pt" style:font-weight-complex="normal"/>
    </style:style>
    <style:style style:name="P19" style:family="paragraph" style:parent-style-name="Text_20_body">
      <style:paragraph-properties fo:text-align="start" style:justify-single-word="false" fo:break-before="page" style:writing-mode="lr-tb"/>
      <style:text-properties style:use-window-font-color="true" loext:opacity="0%" style:font-name="Lora1" fo:font-size="22pt" style:text-underline-style="none" fo:font-weight="normal" officeooo:rsid="0036ec0e" officeooo:paragraph-rsid="0036ec0e" fo:background-color="transparent" style:font-size-asian="22pt" style:font-weight-asian="normal" style:font-name-complex="KFGQPC Uthmanic Script HAFS1" style:font-size-complex="22pt" style:font-weight-complex="normal"/>
    </style:style>
    <style:style style:name="P20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ora1" fo:font-size="22pt" style:text-underline-style="none" fo:font-weight="normal" officeooo:rsid="0036ec0e" officeooo:paragraph-rsid="00375a5d" fo:background-color="transparent" style:font-size-asian="22pt" style:font-weight-asian="normal" style:font-name-complex="KFGQPC Uthmanic Script HAFS1" style:font-size-complex="22pt" style:font-weight-complex="normal"/>
    </style:style>
    <style:style style:name="P21" style:family="paragraph" style:parent-style-name="Text_20_body">
      <style:paragraph-properties fo:text-align="start" style:justify-single-word="false" fo:break-before="page" style:writing-mode="lr-tb"/>
      <style:text-properties style:use-window-font-color="true" loext:opacity="0%" style:font-name="Lora1" fo:font-size="22pt" style:text-underline-style="none" officeooo:rsid="00253ad1" officeooo:paragraph-rsid="00375a5d" fo:background-color="transparent" style:font-size-asian="22pt" style:font-size-complex="22pt"/>
    </style:style>
    <style:style style:name="P22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Lora1" fo:font-size="14pt" officeooo:rsid="001ca278" officeooo:paragraph-rsid="001ca278" style:font-size-asian="14pt" style:font-name-complex="Lora1" style:font-size-complex="14pt"/>
    </style:style>
    <style:style style:name="P23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1ca278" officeooo:paragraph-rsid="00375a5d" style:font-size-asian="16pt" style:font-name-complex="Lora1" style:font-size-complex="16pt"/>
    </style:style>
    <style:style style:name="P24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421556" officeooo:paragraph-rsid="00421556" style:font-size-asian="16pt" style:font-name-complex="Lora1" style:font-size-complex="16pt"/>
    </style:style>
    <style:style style:name="P25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589d6a" officeooo:paragraph-rsid="00589d6a" style:font-size-asian="16pt" style:font-name-complex="Lora1" style:font-size-complex="16pt"/>
    </style:style>
    <style:style style:name="P26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3c8982" officeooo:paragraph-rsid="003c8982" style:font-size-asian="16pt" style:font-size-complex="16pt"/>
    </style:style>
    <style:style style:name="P27" style:family="paragraph" style:parent-style-name="Table_20_Contents">
      <style:paragraph-properties fo:text-align="center" style:justify-single-word="false" style:writing-mode="rl-tb"/>
      <style:text-properties style:font-name="Lora1" fo:font-size="16pt" officeooo:rsid="003c8982" officeooo:paragraph-rsid="003c8982" style:font-size-asian="16pt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style:font-name="Lora1" fo:font-size="16pt" officeooo:rsid="0029f96a" officeooo:paragraph-rsid="0029f96a" style:font-size-asian="16pt" style:font-size-complex="16pt"/>
    </style:style>
    <style:style style:name="P29" style:family="paragraph" style:parent-style-name="Text_20_body">
      <style:paragraph-properties fo:text-align="center" style:justify-single-word="false" style:writing-mode="lr-tb"/>
      <style:text-properties style:font-name="Lora1" fo:font-size="16pt" fo:font-weight="normal" officeooo:rsid="001cfb00" officeooo:paragraph-rsid="001cfb00" style:font-size-asian="22pt" style:font-weight-asian="normal" style:font-name-complex="KFGQPC Uthmanic Script HAFS1" style:font-size-complex="50pt" style:font-weight-complex="normal"/>
    </style:style>
    <style:style style:name="P30" style:family="paragraph" style:parent-style-name="Text_20_body">
      <style:paragraph-properties fo:text-align="center" style:justify-single-word="false" style:writing-mode="lr-tb"/>
      <style:text-properties style:font-name="Lora1" fo:font-size="16pt" fo:font-weight="normal" officeooo:rsid="001fe92a" officeooo:paragraph-rsid="001fe92a" style:font-size-asian="22pt" style:font-weight-asian="normal" style:font-name-complex="KFGQPC Uthmanic Script HAFS1" style:font-size-complex="5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Lora1" fo:font-size="18pt" officeooo:rsid="00375a5d" officeooo:paragraph-rsid="00375a5d" style:font-size-asian="18pt" style:font-size-complex="18pt"/>
    </style:style>
    <style:style style:name="P32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375a5d" officeooo:paragraph-rsid="00375a5d" style:font-size-asian="18pt" style:font-size-complex="18pt"/>
    </style:style>
    <style:style style:name="P33" style:family="paragraph" style:parent-style-name="Table_20_Contents">
      <style:paragraph-properties fo:text-align="center" style:justify-single-word="false"/>
      <style:text-properties style:font-name="Lora1" fo:font-size="18pt" officeooo:rsid="0037736b" officeooo:paragraph-rsid="0037736b" style:font-size-asian="18pt" style:font-size-complex="18pt"/>
    </style:style>
    <style:style style:name="P34" style:family="paragraph" style:parent-style-name="Table_20_Contents">
      <style:paragraph-properties fo:text-align="center" style:justify-single-word="false"/>
      <style:text-properties style:font-name="Lora1" fo:font-size="18pt" style:font-size-asian="18pt" style:font-size-complex="18pt"/>
    </style:style>
    <style:style style:name="P35" style:family="paragraph" style:parent-style-name="Table_20_Contents">
      <style:paragraph-properties fo:text-align="center" style:justify-single-word="false"/>
      <style:text-properties style:font-name="Lora1" fo:font-size="18pt" officeooo:rsid="002a2e45" officeooo:paragraph-rsid="002a2e45" style:font-size-asian="18pt" style:font-size-complex="18pt"/>
    </style:style>
    <style:style style:name="P36" style:family="paragraph" style:parent-style-name="Table_20_Contents">
      <style:paragraph-properties fo:text-align="center" style:justify-single-word="false"/>
      <style:text-properties style:font-name="Lora1" fo:font-size="18pt" officeooo:rsid="003d9b57" officeooo:paragraph-rsid="003d9b57" style:font-size-asian="18pt" style:font-size-complex="18pt"/>
    </style:style>
    <style:style style:name="P37" style:family="paragraph" style:parent-style-name="Table_20_Contents">
      <style:paragraph-properties fo:text-align="center" style:justify-single-word="false"/>
      <style:text-properties style:font-name="Lora1" fo:font-size="18pt" officeooo:rsid="002c1ed5" officeooo:paragraph-rsid="002c1ed5" style:font-size-asian="18pt" style:font-size-complex="18pt"/>
    </style:style>
    <style:style style:name="P38" style:family="paragraph" style:parent-style-name="Table_20_Contents">
      <style:paragraph-properties fo:text-align="center" style:justify-single-word="false"/>
      <style:text-properties style:font-name="Lora1" fo:font-size="18pt" officeooo:rsid="0029f96a" officeooo:paragraph-rsid="0029f96a" style:font-size-asian="18pt" style:font-size-complex="18pt"/>
    </style:style>
    <style:style style:name="P39" style:family="paragraph" style:parent-style-name="Table_20_Contents">
      <style:paragraph-properties fo:text-align="center" style:justify-single-word="false"/>
      <style:text-properties style:font-name="Lora1" fo:font-size="18pt" officeooo:rsid="003eb53d" officeooo:paragraph-rsid="003eb53d" style:font-size-asian="18pt" style:font-size-complex="18pt"/>
    </style:style>
    <style:style style:name="P40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3c8982" officeooo:paragraph-rsid="003c8982" style:font-size-asian="18pt" style:font-size-complex="18pt"/>
    </style:style>
    <style:style style:name="P41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387f63" officeooo:paragraph-rsid="00387f63" style:font-size-asian="18pt" style:font-size-complex="18pt"/>
    </style:style>
    <style:style style:name="P42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297b7e" officeooo:paragraph-rsid="00297b7e" style:font-size-asian="18pt" style:font-size-complex="18pt"/>
    </style:style>
    <style:style style:name="P43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46e689" officeooo:paragraph-rsid="0046e689" style:font-size-asian="18pt" style:font-size-complex="18pt"/>
    </style:style>
    <style:style style:name="P44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4a1770" officeooo:paragraph-rsid="004a1770" style:font-size-asian="18pt" style:font-size-complex="18pt"/>
    </style:style>
    <style:style style:name="P45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4a1770" officeooo:paragraph-rsid="0056e984" style:font-size-asian="18pt" style:font-size-complex="18pt"/>
    </style:style>
    <style:style style:name="P46" style:family="paragraph" style:parent-style-name="Table_20_Contents">
      <style:paragraph-properties fo:text-align="center" style:justify-single-word="false"/>
      <style:text-properties style:font-name="Lora1" fo:font-size="18pt" officeooo:rsid="00507550" officeooo:paragraph-rsid="00507550" style:font-size-asian="18pt" style:font-size-complex="18pt"/>
    </style:style>
    <style:style style:name="P47" style:family="paragraph" style:parent-style-name="Table_20_Contents">
      <style:paragraph-properties fo:text-align="center" style:justify-single-word="false"/>
      <style:text-properties style:font-name="Lora1" fo:font-size="18pt" officeooo:rsid="0051d2a4" officeooo:paragraph-rsid="0051d2a4" style:font-size-asian="18pt" style:font-size-complex="18pt"/>
    </style:style>
    <style:style style:name="P48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55f248" officeooo:paragraph-rsid="0055f248" style:font-size-asian="18pt" style:font-size-complex="18pt"/>
    </style:style>
    <style:style style:name="P49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56e984" officeooo:paragraph-rsid="0056e984" style:font-size-asian="18pt" style:font-size-complex="18pt"/>
    </style:style>
    <style:style style:name="P50" style:family="paragraph" style:parent-style-name="Table_20_Contents">
      <style:paragraph-properties fo:text-align="center" style:justify-single-word="false"/>
      <style:text-properties style:font-name="Lora1" fo:font-size="14pt" officeooo:rsid="004005c2" officeooo:paragraph-rsid="004005c2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ora1" fo:font-size="14pt" officeooo:rsid="003d9b57" officeooo:paragraph-rsid="003d9b57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Lora1" fo:font-size="14pt" officeooo:rsid="00375a5d" officeooo:paragraph-rsid="00375a5d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Lora1" fo:font-size="14pt" officeooo:rsid="002c1ed5" officeooo:paragraph-rsid="003d9b57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Lora1" fo:font-size="14pt" officeooo:rsid="002a5810" officeooo:paragraph-rsid="002a5810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Lora1" fo:font-size="14pt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Lora1" fo:font-size="14pt" officeooo:rsid="0029f96a" officeooo:paragraph-rsid="003d9b57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Lora1" fo:font-size="14pt" officeooo:rsid="0029f96a" officeooo:paragraph-rsid="0029f96a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Lora1" fo:font-size="14pt" officeooo:rsid="00297b7e" officeooo:paragraph-rsid="00297b7e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Lora1" fo:font-size="14pt" officeooo:rsid="003a70d4" officeooo:paragraph-rsid="003a70d4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Lora1" fo:font-size="14pt" officeooo:rsid="003c8982" officeooo:paragraph-rsid="003c8982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Lora1" fo:font-size="14pt" officeooo:rsid="004a1770" officeooo:paragraph-rsid="004a1770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Lora1" fo:font-size="14pt" officeooo:rsid="00507550" officeooo:paragraph-rsid="00507550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Lora1" fo:font-size="14pt" officeooo:rsid="00507550" officeooo:paragraph-rsid="0051930b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Lora1" fo:font-size="14pt" officeooo:rsid="0051d2a4" officeooo:paragraph-rsid="0051d2a4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Lora1" fo:font-size="14pt" officeooo:rsid="0056e984" officeooo:paragraph-rsid="0056e984" style:font-size-asian="12pt" style:font-size-complex="12pt"/>
    </style:style>
    <style:style style:name="P66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1ca278" officeooo:paragraph-rsid="001ca278" style:font-size-asian="14pt" style:font-name-complex="Lora1" style:font-size-complex="14pt"/>
    </style:style>
    <style:style style:name="P67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46e689" officeooo:paragraph-rsid="0046e689" style:font-size-asian="14pt" style:font-name-complex="Lora1" style:font-size-complex="14pt"/>
    </style:style>
    <style:style style:name="P68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5cebfc" officeooo:paragraph-rsid="005cebfc" style:font-size-asian="14pt" style:font-name-complex="Lora1" style:font-size-complex="14pt"/>
    </style:style>
    <style:style style:name="P69" style:family="paragraph" style:parent-style-name="Table_20_Contents">
      <style:paragraph-properties fo:text-align="center" style:justify-single-word="false" style:writing-mode="lr-tb"/>
      <style:text-properties style:font-name="Lora1" fo:font-size="12pt" officeooo:rsid="001ab4ce" officeooo:paragraph-rsid="001ab4ce" style:font-size-asian="16pt" style:font-name-complex="Lora1" style:font-size-complex="12pt"/>
    </style:style>
    <style:style style:name="P70" style:family="paragraph" style:parent-style-name="Text_20_body">
      <style:paragraph-properties fo:text-align="start" style:justify-single-word="false" fo:break-before="page" style:writing-mode="lr-tb"/>
      <style:text-properties style:font-name="Lora1" fo:font-size="15pt" officeooo:rsid="001cc888" officeooo:paragraph-rsid="001cc888" style:font-size-asian="15pt" style:font-name-complex="Lora1" style:font-size-complex="15pt"/>
    </style:style>
    <style:style style:name="P71" style:family="paragraph" style:parent-style-name="Table_20_Contents">
      <style:paragraph-properties fo:text-align="center" style:justify-single-word="false"/>
      <style:text-properties fo:color="#c9211e" loext:opacity="100%" style:font-name="Lora1" fo:font-size="18pt" officeooo:rsid="002f1693" officeooo:paragraph-rsid="002f1693" style:font-size-asian="18pt" style:font-size-complex="18pt"/>
    </style:style>
    <style:style style:name="P72" style:family="paragraph" style:parent-style-name="Table_20_Contents">
      <style:paragraph-properties fo:text-align="center" style:justify-single-word="false"/>
      <style:text-properties fo:color="#c9211e" loext:opacity="100%" style:font-name="Lora1" fo:font-size="18pt" officeooo:rsid="002a2e45" officeooo:paragraph-rsid="002a2e45" style:font-size-asian="18pt" style:font-size-complex="18pt"/>
    </style:style>
    <style:style style:name="P73" style:family="paragraph" style:parent-style-name="Table_20_Contents">
      <style:paragraph-properties fo:text-align="center" style:justify-single-word="false"/>
      <style:text-properties fo:color="#c9211e" loext:opacity="100%" style:font-name="Lora1" fo:font-size="14pt" officeooo:rsid="002f1693" officeooo:paragraph-rsid="003d9b57" style:font-size-asian="12pt" style:font-size-complex="12pt"/>
    </style:style>
    <style:style style:name="P74" style:family="paragraph" style:parent-style-name="Text_20_body">
      <style:paragraph-properties fo:text-align="center" style:justify-single-word="false" style:writing-mode="lr-tb"/>
      <style:text-properties officeooo:paragraph-rsid="005bd011"/>
    </style:style>
    <style:style style:name="P75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ora1" fo:font-size="22pt" style:text-underline-style="none" fo:font-weight="normal" officeooo:rsid="00253ad1" officeooo:paragraph-rsid="005e7de3" fo:background-color="transparent" style:font-size-asian="22pt" style:font-weight-asian="normal" style:font-name-complex="KFGQPC Uthmanic Script HAFS1" style:font-size-complex="22pt" style:font-weight-complex="normal"/>
    </style:style>
    <style:style style:name="P76" style:family="paragraph" style:parent-style-name="Text_20_body">
      <style:paragraph-properties fo:text-align="start" style:justify-single-word="false" fo:break-before="page" style:writing-mode="lr-tb"/>
      <style:text-properties style:use-window-font-color="true" loext:opacity="0%" style:font-name="Lora1" fo:font-size="22pt" style:text-underline-style="none" fo:font-weight="normal" officeooo:rsid="00253ad1" officeooo:paragraph-rsid="005e7de3" fo:background-color="transparent" style:font-size-asian="22pt" style:font-weight-asian="normal" style:font-name-complex="KFGQPC Uthmanic Script HAFS1" style:font-size-complex="22pt" style:font-weight-complex="normal"/>
    </style:style>
    <style:style style:name="P77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5e7de3" officeooo:paragraph-rsid="005e7de3" style:font-size-asian="14pt" style:font-name-complex="Lora1" style:font-size-complex="14pt"/>
    </style:style>
    <style:style style:name="P78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6051a3" officeooo:paragraph-rsid="006051a3" style:font-size-asian="14pt" style:font-name-complex="Lora1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style:font-name="Lora1" fo:font-size="14pt" officeooo:rsid="003a70d4" officeooo:paragraph-rsid="005e7de3" style:font-size-asian="12pt" style:font-size-complex="12pt"/>
    </style:style>
    <style:style style:name="P80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4a1770" officeooo:paragraph-rsid="005e7de3" style:font-size-asian="18pt" style:font-size-complex="18pt"/>
    </style:style>
    <style:style style:name="P81" style:family="paragraph" style:parent-style-name="Table_20_Contents">
      <style:paragraph-properties fo:text-align="center" style:justify-single-word="false" style:writing-mode="lr-tb"/>
      <style:text-properties style:font-name="Lora1" fo:font-size="10pt" officeooo:rsid="001ca278" officeooo:paragraph-rsid="001ca278" style:font-size-asian="14pt" style:font-name-complex="Lora1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7943f" officeooo:paragraph-rsid="0017943f" style:font-size-asian="22pt" style:font-name-complex="KFGQPC Uthmanic Script HAFS1" style:font-size-complex="18pt"/>
    </style:style>
    <style:style style:name="P83" style:family="paragraph" style:parent-style-name="Table_20_Contents">
      <style:paragraph-properties fo:text-align="center" style:justify-single-word="false"/>
      <style:text-properties style:font-name="KFGQPC Uthmanic Script HAFS1" fo:font-size="18pt" officeooo:rsid="005e7de3" officeooo:paragraph-rsid="005e7de3" style:font-size-asian="22pt" style:font-name-complex="KFGQPC Uthmanic Script HAFS1" style:font-size-complex="18pt"/>
    </style:style>
    <style:style style:name="P84" style:family="paragraph" style:parent-style-name="Table_20_Contents">
      <style:paragraph-properties fo:text-align="center" style:justify-single-word="false"/>
      <style:text-properties style:font-name="KFGQPC Uthmanic Script HAFS1" fo:font-size="18pt" officeooo:rsid="00421556" officeooo:paragraph-rsid="00421556" style:font-size-asian="22pt" style:font-name-complex="KFGQPC Uthmanic Script HAFS1" style:font-size-complex="18pt"/>
    </style:style>
    <style:style style:name="P85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57176" officeooo:paragraph-rsid="00157176" style:font-size-asian="22pt" style:font-name-complex="KFGQPC Uthmanic Script HAFS1" style:font-size-complex="18pt"/>
    </style:style>
    <style:style style:name="P86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c379c" officeooo:paragraph-rsid="001c379c" style:font-size-asian="22pt" style:font-name-complex="KFGQPC Uthmanic Script HAFS1" style:font-size-complex="18pt"/>
    </style:style>
    <style:style style:name="P87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6f2e1" officeooo:paragraph-rsid="0016f2e1" style:font-size-asian="22pt" style:font-name-complex="KFGQPC Uthmanic Script HAFS1" style:font-size-complex="18pt"/>
    </style:style>
    <style:style style:name="P88" style:family="paragraph" style:parent-style-name="Table_20_Contents">
      <style:paragraph-properties fo:text-align="center" style:justify-single-word="false"/>
      <style:text-properties style:font-name="KFGQPC Uthmanic Script HAFS1" fo:font-size="18pt" officeooo:rsid="0046e689" officeooo:paragraph-rsid="0046e689" style:font-size-asian="22pt" style:font-name-complex="KFGQPC Uthmanic Script HAFS1" style:font-size-complex="18pt"/>
    </style:style>
    <style:style style:name="P89" style:family="paragraph" style:parent-style-name="Table_20_Contents">
      <style:paragraph-properties fo:text-align="center" style:justify-single-word="false"/>
      <style:text-properties style:font-name="KFGQPC Uthmanic Script HAFS1" fo:font-size="18pt" officeooo:rsid="005cebfc" officeooo:paragraph-rsid="005cebfc" style:font-size-asian="22pt" style:font-name-complex="KFGQPC Uthmanic Script HAFS1" style:font-size-complex="18pt"/>
    </style:style>
    <style:style style:name="P90" style:family="paragraph" style:parent-style-name="Table_20_Contents">
      <style:paragraph-properties fo:text-align="center" style:justify-single-word="false"/>
      <style:text-properties style:font-name="KFGQPC Uthmanic Script HAFS1" fo:font-size="18pt" officeooo:rsid="00601c2c" officeooo:paragraph-rsid="00601c2c" style:font-size-asian="22pt" style:font-name-complex="KFGQPC Uthmanic Script HAFS1" style:font-size-complex="18pt"/>
    </style:style>
    <style:style style:name="P91" style:family="paragraph" style:parent-style-name="Table_20_Contents">
      <style:paragraph-properties fo:text-align="center" style:justify-single-word="false"/>
      <style:text-properties style:use-window-font-color="true" loext:opacity="0%" style:font-name="KFGQPC Uthmanic Script HAFS1" fo:font-size="18pt" officeooo:rsid="00157176" officeooo:paragraph-rsid="00157176" style:font-size-asian="22pt" style:font-name-complex="KFGQPC Uthmanic Script HAFS1" style:font-size-complex="18pt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loext:opacity="0%" style:font-name="KFGQPC Uthmanic Script HAFS1" fo:font-size="18pt" officeooo:rsid="005e7de3" officeooo:paragraph-rsid="005e7de3" style:font-size-asian="22pt" style:font-name-complex="KFGQPC Uthmanic Script HAFS1" style:font-size-complex="18pt"/>
    </style:style>
    <style:style style:name="P93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Lora1" fo:font-size="14pt" officeooo:rsid="005e7de3" officeooo:paragraph-rsid="005e7de3" style:font-size-asian="14pt" style:font-name-complex="Lora1" style:font-size-complex="14pt"/>
    </style:style>
    <style:style style:name="T1" style:family="text">
      <style:text-properties officeooo:rsid="0016f2e1"/>
    </style:style>
    <style:style style:name="T2" style:family="text">
      <style:text-properties officeooo:rsid="00191680"/>
    </style:style>
    <style:style style:name="T3" style:family="text">
      <style:text-properties fo:font-weight="normal" style:font-weight-asian="normal" style:font-name-complex="KFGQPC Uthmanic Script HAFS1" style:font-weight-complex="normal"/>
    </style:style>
    <style:style style:name="T4" style:family="text">
      <style:text-properties fo:font-weight="normal" officeooo:rsid="00262728" style:font-weight-asian="normal" style:font-name-complex="KFGQPC Uthmanic Script HAFS1" style:font-weight-complex="normal"/>
    </style:style>
    <style:style style:name="T5" style:family="text">
      <style:text-properties fo:color="#808080" loext:opacity="100%" fo:font-size="20pt" style:font-size-asian="20pt" style:font-size-complex="20pt"/>
    </style:style>
    <style:style style:name="T6" style:family="text">
      <style:text-properties fo:color="#2a6099" loext:opacity="100%" fo:font-size="20pt" style:font-size-asian="20pt" style:font-size-complex="20pt"/>
    </style:style>
    <style:style style:name="T7" style:family="text">
      <style:text-properties fo:color="#2a6099" loext:opacity="100%" fo:font-size="20pt" officeooo:rsid="0021467e" style:font-size-asian="20pt" style:font-size-complex="20pt"/>
    </style:style>
    <style:style style:name="T8" style:family="text">
      <style:text-properties fo:color="#2a6099" loext:opacity="100%" fo:font-size="19pt" fo:font-weight="normal" style:font-weight-asian="normal" style:font-size-complex="19pt" style:font-weight-complex="normal"/>
    </style:style>
    <style:style style:name="T9" style:family="text">
      <style:text-properties fo:color="#2a6099" loext:opacity="100%" fo:font-size="19pt" fo:font-weight="normal" style:font-weight-asian="normal" style:font-name-complex="KFGQPC Uthmanic Script HAFS1" style:font-size-complex="19pt" style:font-weight-complex="normal"/>
    </style:style>
    <style:style style:name="T10" style:family="text">
      <style:text-properties fo:color="#2a6099" loext:opacity="100%" fo:font-weight="normal" style:font-weight-asian="normal" style:font-weight-complex="normal"/>
    </style:style>
    <style:style style:name="T11" style:family="text">
      <style:text-properties officeooo:rsid="002d8c6d"/>
    </style:style>
    <style:style style:name="T12" style:family="text">
      <style:text-properties officeooo:rsid="003a8f57"/>
    </style:style>
    <style:style style:name="T13" style:family="text">
      <style:text-properties officeooo:rsid="003d9b57"/>
    </style:style>
    <style:style style:name="T14" style:family="text">
      <style:text-properties officeooo:rsid="00421556"/>
    </style:style>
    <style:style style:name="T15" style:family="text">
      <style:text-properties officeooo:rsid="00427a9a"/>
    </style:style>
    <style:style style:name="T16" style:family="text">
      <style:text-properties officeooo:rsid="00442cb1"/>
    </style:style>
    <style:style style:name="T17" style:family="text">
      <style:text-properties officeooo:rsid="004b419e"/>
    </style:style>
    <style:style style:name="T18" style:family="text">
      <style:text-properties officeooo:rsid="00549ca5"/>
    </style:style>
    <style:style style:name="T19" style:family="text">
      <style:text-properties style:font-name="Lora1" fo:font-size="16pt" fo:font-weight="normal" officeooo:rsid="005bd011" style:font-size-asian="22pt" style:font-weight-asian="normal" style:font-name-complex="KFGQPC Uthmanic Script HAFS1" style:font-size-complex="50pt" style:font-weight-complex="normal"/>
    </style:style>
    <style:style style:name="T20" style:family="text">
      <style:text-properties fo:color="#333333" loext:opacity="100%"/>
    </style:style>
    <style:style style:name="T21" style:family="text">
      <style:text-properties fo:color="#333333" loext:opacity="100%" style:font-name="Lora1" fo:font-size="16pt" fo:font-weight="normal" officeooo:rsid="005bd011" style:font-size-asian="22pt" style:font-weight-asian="normal" style:font-name-complex="KFGQPC Uthmanic Script HAFS1" style:font-size-complex="5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/>
      <text:h text:style-name="P4" text:outline-level="3">سورة المنافق</text:h>
      <text:h text:style-name="P4" text:outline-level="3"><text:span text:style-name="T5">[</text:span><text:span text:style-name="T6">النحو </text:span><text:span text:style-name="T7">والصرف</text:span><text:span text:style-name="T5">]</text:span></text:h>
      <text:p text:style-name="P5"/>
      <text:p text:style-name="P5"/>
      <text:p text:style-name="P5"/>
      <text:p text:style-name="P5"/>
      <text:p text:style-name="P5"/>
      <text:p text:style-name="P5"/>
      <text:p text:style-name="P29"/>
      <text:p text:style-name="P29"/>
      <text:p text:style-name="P29">From: Dream Program</text:p>
      <text:p text:style-name="P29">By Sakib</text:p>
      <text:p text:style-name="P30">Mail: <text:a xlink:type="simple" xlink:href="mailto:Sakibul706@gmail.com" text:style-name="Internet_20_link" text:visited-style-name="Visited_20_Internet_20_Link"><text:span text:style-name="T20">Sakibul706@gmail.com</text:span></text:a></text:p>
      <text:p text:style-name="P74"><text:span text:style-name="T19">Raw document: </text:span><text:a xlink:type="simple" xlink:href="https://raw.githubusercontent.com/wizsk/arnotes/main/nahw/Surah-Munafiqun.odt" text:style-name="Internet_20_link" text:visited-style-name="Visited_20_Internet_20_Link"><text:span text:style-name="T21">Link ".odt" format</text:span></text:a></text:p>
      <text:p text:style-name="P70"><text:span text:style-name="T8">Small Families </text:span><text:span text:style-name="T9">صرف</text:span><text:span text:style-name="T8">:</text:span><text:span text:style-name="T10">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4">Meaning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ماصي</text:p>
          </table:table-cell>
          <table:table-cell table:style-name="Table1.A1" office:value-type="string">
            <text:p text:style-name="P11">مضار<text:span text:style-name="T15">ع</text:span></text:p>
          </table:table-cell>
          <table:table-cell table:style-name="Table1.E1" office:value-type="string">
            <text:p text:style-name="P11">مص<text:span text:style-name="T15">د</text:span>ر</text:p>
          </table:table-cell>
        </table:table-row>
        <table:table-row>
          <table:table-cell table:style-name="Table1.A2" office:value-type="string">
            <text:p text:style-name="P69">To come</text:p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6">جَاءَ</text:p>
          </table:table-cell>
          <table:table-cell table:style-name="Table1.D2" office:value-type="string">
            <text:p text:style-name="P6">يَجِيؤُ</text:p>
          </table:table-cell>
          <table:table-cell table:style-name="Table1.E2" office:value-type="string">
            <text:p text:style-name="P6">مَجِيئًا</text:p>
          </table:table-cell>
        </table:table-row>
        <table:table-row>
          <table:table-cell table:style-name="Table1.A3" office:value-type="string">
            <text:p text:style-name="P66">To Say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>قَالَ</text:p>
          </table:table-cell>
          <table:table-cell table:style-name="Table1.D3" office:value-type="string">
            <text:p text:style-name="P6">يَقُولُ</text:p>
          </table:table-cell>
          <table:table-cell table:style-name="Table1.E3" office:value-type="string">
            <text:p text:style-name="P6">قَولًا</text:p>
          </table:table-cell>
        </table:table-row>
        <table:table-row>
          <table:table-cell table:style-name="Table1.A3" office:value-type="string">
            <text:p text:style-name="P66">To testify</text:p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>شَهِدَ</text:p>
          </table:table-cell>
          <table:table-cell table:style-name="Table1.D4" office:value-type="string">
            <text:p text:style-name="P6">يشهَدُ</text:p>
          </table:table-cell>
          <table:table-cell table:style-name="Table1.E4" office:value-type="string">
            <text:p text:style-name="P6">شَهَادَةً</text:p>
          </table:table-cell>
        </table:table-row>
        <table:table-row>
          <table:table-cell table:style-name="Table1.A3" office:value-type="string">
            <text:p text:style-name="P66">To know</text:p>
          </table:table-cell>
          <table:table-cell table:style-name="Table1.B5" office:value-type="string">
            <text:p text:style-name="P6"/>
          </table:table-cell>
          <table:table-cell table:style-name="Table1.C5" office:value-type="string">
            <text:p text:style-name="P6">عَلِمَ</text:p>
          </table:table-cell>
          <table:table-cell table:style-name="Table1.D5" office:value-type="string">
            <text:p text:style-name="P6">يَعْلَمُ</text:p>
          </table:table-cell>
          <table:table-cell table:style-name="Table1.E5" office:value-type="string">
            <text:p text:style-name="P6">عِلْمًا</text:p>
          </table:table-cell>
        </table:table-row>
        <table:table-row>
          <table:table-cell table:style-name="Table1.A3" office:value-type="string">
            <text:p text:style-name="P66">To lie</text:p>
          </table:table-cell>
          <table:table-cell table:style-name="Table1.B6" office:value-type="string">
            <text:p text:style-name="P7"/>
          </table:table-cell>
          <table:table-cell table:style-name="Table1.C6" office:value-type="string">
            <text:p text:style-name="P7">كَذَبَ</text:p>
          </table:table-cell>
          <table:table-cell table:style-name="Table1.D6" office:value-type="string">
            <text:p text:style-name="P7">يِكْذِبُ</text:p>
          </table:table-cell>
          <table:table-cell table:style-name="Table1.E6" office:value-type="string">
            <text:p text:style-name="P7">كِذْبًا</text:p>
          </table:table-cell>
        </table:table-row>
        <table:table-row>
          <table:table-cell table:style-name="Table1.A3" office:value-type="string">
            <text:p text:style-name="P22">To block</text:p>
          </table:table-cell>
          <table:table-cell table:style-name="Table1.B7" office:value-type="string">
            <text:p text:style-name="P15"/>
          </table:table-cell>
          <table:table-cell table:style-name="Table1.C7" office:value-type="string">
            <text:p text:style-name="P15">صَدَّ</text:p>
          </table:table-cell>
          <table:table-cell table:style-name="Table1.D7" office:value-type="string">
            <text:p text:style-name="P15">يَصُدُّ</text:p>
          </table:table-cell>
          <table:table-cell table:style-name="Table1.E7" office:value-type="string">
            <text:p text:style-name="P15">صَد<text:span text:style-name="T2">ًّ</text:span>ا</text:p>
          </table:table-cell>
        </table:table-row>
        <table:table-row>
          <table:table-cell table:style-name="Table1.A3" office:value-type="string">
            <text:p text:style-name="P66">To do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>عَمِلَ</text:p>
          </table:table-cell>
          <table:table-cell table:style-name="Table1.D8" office:value-type="string">
            <text:p text:style-name="P6">يَعْمَلُ</text:p>
          </table:table-cell>
          <table:table-cell table:style-name="Table1.E8" office:value-type="string">
            <text:p text:style-name="P6">عَمَلًا</text:p>
          </table:table-cell>
        </table:table-row>
        <table:table-row>
          <table:table-cell table:style-name="Table1.A3" office:value-type="string">
            <text:p text:style-name="P66"><text:s/>To disbelieve </text:p>
          </table:table-cell>
          <table:table-cell table:style-name="Table1.B9" office:value-type="string">
            <text:p text:style-name="P6"/>
          </table:table-cell>
          <table:table-cell table:style-name="Table1.C9" office:value-type="string">
            <text:p text:style-name="P6">كَفَرَ</text:p>
          </table:table-cell>
          <table:table-cell table:style-name="Table1.D9" office:value-type="string">
            <text:p text:style-name="P6">يَكْف<text:span text:style-name="T1">ِ</text:span>رُ</text:p>
          </table:table-cell>
          <table:table-cell table:style-name="Table1.E9" office:value-type="string">
            <text:p text:style-name="P6">كُفْرًا</text:p>
          </table:table-cell>
        </table:table-row>
        <table:table-row>
          <table:table-cell table:style-name="Table1.A3" office:value-type="string">
            <text:p text:style-name="P66">To seal</text:p>
          </table:table-cell>
          <table:table-cell table:style-name="Table1.B10" office:value-type="string">
            <text:p text:style-name="P8"/>
          </table:table-cell>
          <table:table-cell table:style-name="Table1.C10" office:value-type="string">
            <text:p text:style-name="P8">طَبَعَ</text:p>
          </table:table-cell>
          <table:table-cell table:style-name="Table1.D10" office:value-type="string">
            <text:p text:style-name="P8">يَطْبَعُ</text:p>
          </table:table-cell>
          <table:table-cell table:style-name="Table1.E10" office:value-type="string">
            <text:p text:style-name="P8">طَبْعًا</text:p>
          </table:table-cell>
        </table:table-row>
        <table:table-row>
          <table:table-cell table:style-name="Table1.A3" office:value-type="string">
            <text:p text:style-name="P81">To understand deeply</text:p>
          </table:table-cell>
          <table:table-cell table:style-name="Table1.B11" office:value-type="string">
            <text:p text:style-name="P8"/>
          </table:table-cell>
          <table:table-cell table:style-name="Table1.C11" office:value-type="string">
            <text:p text:style-name="P8">فَقِهَ</text:p>
          </table:table-cell>
          <table:table-cell table:style-name="Table1.D11" office:value-type="string">
            <text:p text:style-name="P8">يَفْقَهُ</text:p>
          </table:table-cell>
          <table:table-cell table:style-name="Table1.E11" office:value-type="string">
            <text:p text:style-name="P8">فِقْهًا</text:p>
          </table:table-cell>
        </table:table-row>
        <table:table-row>
          <table:table-cell table:style-name="Table1.A3" office:value-type="string">
            <text:p text:style-name="P66">To see</text:p>
          </table:table-cell>
          <table:table-cell table:style-name="Table1.B12" office:value-type="string">
            <text:p text:style-name="P9"/>
          </table:table-cell>
          <table:table-cell table:style-name="Table1.C12" office:value-type="string">
            <text:p text:style-name="P9">رَأَي</text:p>
          </table:table-cell>
          <table:table-cell table:style-name="Table1.D12" office:value-type="string">
            <text:p text:style-name="P9">يَرَي</text:p>
          </table:table-cell>
          <table:table-cell table:style-name="Table1.E12" office:value-type="string">
            <text:p text:style-name="P9">رُؤْيَةً</text:p>
          </table:table-cell>
        </table:table-row>
        <table:table-row>
          <table:table-cell table:style-name="Table1.A3" office:value-type="string">
            <text:p text:style-name="P77">To assume</text:p>
          </table:table-cell>
          <table:table-cell table:style-name="Table1.B13" office:value-type="string">
            <text:p text:style-name="P83">س</text:p>
          </table:table-cell>
          <table:table-cell table:style-name="Table1.C13" office:value-type="string">
            <text:p text:style-name="P83">حَسِبَ</text:p>
          </table:table-cell>
          <table:table-cell table:style-name="Table1.D13" office:value-type="string">
            <text:p text:style-name="P83">يَحْسَبُ</text:p>
          </table:table-cell>
          <table:table-cell table:style-name="Table1.E13" office:value-type="string">
            <text:p text:style-name="P9">--</text:p>
          </table:table-cell>
        </table:table-row>
        <table:table-row>
          <table:table-cell table:style-name="Table1.A3" office:value-type="string">
            <text:p text:style-name="P77">To scream</text:p>
          </table:table-cell>
          <table:table-cell table:style-name="Table1.B14" office:value-type="string">
            <text:p text:style-name="P83">ض</text:p>
          </table:table-cell>
          <table:table-cell table:style-name="Table1.C14" office:value-type="string">
            <text:p text:style-name="P83">صاحَ</text:p>
          </table:table-cell>
          <table:table-cell table:style-name="Table1.D14" office:value-type="string">
            <text:p text:style-name="P83">يَصِيحُ</text:p>
          </table:table-cell>
          <table:table-cell table:style-name="Table1.E14" office:value-type="string">
            <text:p text:style-name="P83">صَيْحَةً</text:p>
          </table:table-cell>
        </table:table-row>
        <table:table-row>
          <table:table-cell table:style-name="Table1.A3" office:value-type="string">
            <text:p text:style-name="P66">To watch-out</text:p>
          </table:table-cell>
          <table:table-cell table:style-name="Table1.B15" office:value-type="string">
            <text:p text:style-name="P9"/>
          </table:table-cell>
          <table:table-cell table:style-name="Table1.C15" office:value-type="string">
            <text:p text:style-name="P9">حَذِرَ</text:p>
          </table:table-cell>
          <table:table-cell table:style-name="Table1.D15" office:value-type="string">
            <text:p text:style-name="P9">يَحْذَرُ</text:p>
          </table:table-cell>
          <table:table-cell table:style-name="Table1.E15" office:value-type="string">
            <text:p text:style-name="P9">حِذْرًا</text:p>
          </table:table-cell>
        </table:table-row>
        <table:table-row>
          <table:table-cell table:style-name="Table1.A3" office:value-type="string">
            <text:p text:style-name="P22">To deviate</text:p>
          </table:table-cell>
          <table:table-cell table:style-name="Table1.B16" office:value-type="string">
            <text:p text:style-name="P92">س</text:p>
          </table:table-cell>
          <table:table-cell table:style-name="Table1.C16" office:value-type="string">
            <text:p text:style-name="P16">أَف<text:span text:style-name="T11">ِ</text:span>كَ</text:p>
          </table:table-cell>
          <table:table-cell table:style-name="Table1.D16" office:value-type="string">
            <text:p text:style-name="P16">يَأْف<text:span text:style-name="T11">َ</text:span>كُ</text:p>
          </table:table-cell>
          <table:table-cell table:style-name="Table1.E16" office:value-type="string">
            <text:p text:style-name="P16"><text:span text:style-name="T11">إِ</text:span>فْكًا</text:p>
          </table:table-cell>
        </table:table-row>
        <text:soft-page-break/>
        <table:table-row>
          <table:table-cell table:style-name="Table1.A3" office:value-type="string">
            <text:p text:style-name="P93">Come on</text:p>
          </table:table-cell>
          <table:table-cell table:style-name="Table1.B16" office:value-type="string">
            <text:p text:style-name="P92">تساءل</text:p>
          </table:table-cell>
          <table:table-cell table:style-name="Table1.C16" office:value-type="string">
            <text:p text:style-name="P92">تَعالَي</text:p>
          </table:table-cell>
          <table:table-cell table:style-name="Table1.D16" office:value-type="string">
            <text:p text:style-name="P92">يَتَعَالَي</text:p>
          </table:table-cell>
          <table:table-cell table:style-name="Table1.E16" office:value-type="string">
            <text:p text:style-name="P92">تَعَالَيًا</text:p>
          </table:table-cell>
        </table:table-row>
        <table:table-row>
          <table:table-cell table:style-name="Table1.A3" office:value-type="string">
            <text:p text:style-name="P93">To turn away</text:p>
          </table:table-cell>
          <table:table-cell table:style-name="Table1.B16" office:value-type="string">
            <text:p text:style-name="P92">علّم</text:p>
          </table:table-cell>
          <table:table-cell table:style-name="Table1.C16" office:value-type="string">
            <text:p text:style-name="P92">لَوَّي</text:p>
          </table:table-cell>
          <table:table-cell table:style-name="Table1.D16" office:value-type="string">
            <text:p text:style-name="P92">يُلَوِّي</text:p>
          </table:table-cell>
          <table:table-cell table:style-name="Table1.E16" office:value-type="string">
            <text:p text:style-name="P92">تَلْوِيَةً</text:p>
          </table:table-cell>
        </table:table-row>
        <table:table-row>
          <table:table-cell table:style-name="Table1.A3" office:value-type="string">
            <text:p text:style-name="P66">To forgive</text:p>
          </table:table-cell>
          <table:table-cell table:style-name="Table1.B19" office:value-type="string">
            <text:p text:style-name="P9"/>
          </table:table-cell>
          <table:table-cell table:style-name="Table1.C19" office:value-type="string">
            <text:p text:style-name="P9">غَفَرَ</text:p>
          </table:table-cell>
          <table:table-cell table:style-name="Table1.D19" office:value-type="string">
            <text:p text:style-name="P9">يَغْفِرُ</text:p>
          </table:table-cell>
          <table:table-cell table:style-name="Table1.E19" office:value-type="string">
            <text:p text:style-name="P83">مَغْفِرَةً</text:p>
          </table:table-cell>
        </table:table-row>
        <table:table-row>
          <table:table-cell table:style-name="Table1.A3" office:value-type="string">
            <text:p text:style-name="P66">To guide</text:p>
          </table:table-cell>
          <table:table-cell table:style-name="Table1.B20" office:value-type="string">
            <text:p text:style-name="P83">ض</text:p>
          </table:table-cell>
          <table:table-cell table:style-name="Table1.C20" office:value-type="string">
            <text:p text:style-name="P10">هَدَي</text:p>
          </table:table-cell>
          <table:table-cell table:style-name="Table1.D20" office:value-type="string">
            <text:p text:style-name="P10">يَهْدِي</text:p>
          </table:table-cell>
          <table:table-cell table:style-name="Table1.E20" office:value-type="string">
            <text:p text:style-name="P10">هُدًا</text:p>
          </table:table-cell>
        </table:table-row>
        <table:table-row>
          <table:table-cell table:style-name="Table1.A3" office:value-type="string">
            <text:p text:style-name="P77">Evil</text:p>
          </table:table-cell>
          <table:table-cell table:style-name="Table1.B20" office:value-type="string">
            <text:p text:style-name="P83"/>
          </table:table-cell>
          <table:table-cell table:style-name="Table1.C20" office:value-type="string">
            <text:p text:style-name="P83">فَسَقَ</text:p>
          </table:table-cell>
          <table:table-cell table:style-name="Table1.D20" office:value-type="string">
            <text:p text:style-name="P83">يَفْسُقُ</text:p>
          </table:table-cell>
          <table:table-cell table:style-name="Table1.E20" office:value-type="string">
            <text:p text:style-name="P83">فِسْقًا</text:p>
          </table:table-cell>
        </table:table-row>
        <table:table-row>
          <table:table-cell table:style-name="Table1.A3" office:value-type="string">
            <text:p text:style-name="P79">To spend</text:p>
          </table:table-cell>
          <table:table-cell table:style-name="Table1.B20" office:value-type="string">
            <text:p text:style-name="P80">أسلم</text:p>
          </table:table-cell>
          <table:table-cell table:style-name="Table1.C20" office:value-type="string">
            <text:p text:style-name="P83">أَنْفَقَ</text:p>
          </table:table-cell>
          <table:table-cell table:style-name="Table1.D20" office:value-type="string">
            <text:p text:style-name="P83">يُنْفِقُ</text:p>
          </table:table-cell>
          <table:table-cell table:style-name="Table1.E20" office:value-type="string">
            <text:p text:style-name="P83">إِنْفاقًا</text:p>
          </table:table-cell>
        </table:table-row>
        <table:table-row>
          <table:table-cell table:style-name="Table1.A23" office:value-type="string">
            <text:p text:style-name="P67">To return</text:p>
          </table:table-cell>
          <table:table-cell table:style-name="Table1.B23" office:value-type="string">
            <text:p text:style-name="P12"/>
          </table:table-cell>
          <table:table-cell table:style-name="Table1.C23" office:value-type="string">
            <text:p text:style-name="P12">رَجَعَ</text:p>
          </table:table-cell>
          <table:table-cell table:style-name="Table1.D23" office:value-type="string">
            <text:p text:style-name="P12">يَرْجِعُ</text:p>
          </table:table-cell>
          <table:table-cell table:style-name="Table1.E23" office:value-type="string">
            <text:p text:style-name="P12">رُجُوعًا</text:p>
          </table:table-cell>
        </table:table-row>
        <table:table-row>
          <table:table-cell table:style-name="Table1.A23" office:value-type="string">
            <text:p text:style-name="P78">To dignify</text:p>
          </table:table-cell>
          <table:table-cell table:style-name="Table1.B23" office:value-type="string">
            <text:p text:style-name="P12">--</text:p>
          </table:table-cell>
          <table:table-cell table:style-name="Table1.C23" office:value-type="string">
            <text:p text:style-name="P83">عَزَّ</text:p>
          </table:table-cell>
          <table:table-cell table:style-name="Table1.D23" office:value-type="string">
            <text:p text:style-name="P83">يَعِزُّ</text:p>
          </table:table-cell>
          <table:table-cell table:style-name="Table1.E23" office:value-type="string">
            <text:p text:style-name="P83">عِزَّةً</text:p>
          </table:table-cell>
        </table:table-row>
        <table:table-row>
          <table:table-cell table:style-name="Table1.A23" office:value-type="string">
            <text:p text:style-name="P78">To humilate</text:p>
          </table:table-cell>
          <table:table-cell table:style-name="Table1.B23" office:value-type="string">
            <text:p text:style-name="P83">ض</text:p>
          </table:table-cell>
          <table:table-cell table:style-name="Table1.C23" office:value-type="string">
            <text:p text:style-name="P83">ذلَّ</text:p>
          </table:table-cell>
          <table:table-cell table:style-name="Table1.D23" office:value-type="string">
            <text:p text:style-name="P83">يَذِلُّ</text:p>
          </table:table-cell>
          <table:table-cell table:style-name="Table1.E23" office:value-type="string">
            <text:p text:style-name="P90">ذِلَّةً</text:p>
          </table:table-cell>
        </table:table-row>
        <table:table-row>
          <table:table-cell table:style-name="Table1.A26" office:value-type="string">
            <text:p text:style-name="P68">To provide</text:p>
          </table:table-cell>
          <table:table-cell table:style-name="Table1.B26" office:value-type="string">
            <text:p text:style-name="P13"/>
          </table:table-cell>
          <table:table-cell table:style-name="Table1.C26" office:value-type="string">
            <text:p text:style-name="P13">رَزَقَ</text:p>
          </table:table-cell>
          <table:table-cell table:style-name="Table1.D26" office:value-type="string">
            <text:p text:style-name="P13">يَرْزُقُ</text:p>
          </table:table-cell>
          <table:table-cell table:style-name="Table1.E26" office:value-type="string">
            <text:p text:style-name="P13">رِزْقًا</text:p>
          </table:table-cell>
        </table:table-row>
      </table:table>
      <text:p text:style-name="P14"/>
      <text:p text:style-name="P75"/>
      <text:p text:style-name="P76">Big Families (meanings only)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6">Wor<text:span text:style-name="T14">d</text:span></text:p>
          </table:table-cell>
          <table:table-cell table:style-name="Table2.A1" office:value-type="string">
            <text:p text:style-name="P26">Family</text:p>
          </table:table-cell>
          <table:table-cell table:style-name="Table2.C1" office:value-type="string">
            <text:p text:style-name="P27">Meaning</text:p>
          </table:table-cell>
        </table:table-row>
        <table:table-row>
          <table:table-cell table:style-name="Table2.A2" office:value-type="string">
            <text:p text:style-name="P42">مُنَافِقُونَ</text:p>
          </table:table-cell>
          <table:table-cell table:style-name="Table2.B2" office:value-type="string">
            <text:p text:style-name="P48">جاهد</text:p>
          </table:table-cell>
          <table:table-cell table:style-name="Table2.C2" office:value-type="string">
            <text:p text:style-name="P58">To hypocrite</text:p>
          </table:table-cell>
        </table:table-row>
        <table:table-row>
          <table:table-cell table:style-name="Table2.A2" office:value-type="string">
            <text:p text:style-name="P42">اِتَّجَذُوا</text:p>
          </table:table-cell>
          <table:table-cell table:style-name="Table2.B2" office:value-type="string">
            <text:p text:style-name="P48">اقترب</text:p>
          </table:table-cell>
          <table:table-cell table:style-name="Table2.C2" office:value-type="string">
            <text:p text:style-name="P58">To take</text:p>
          </table:table-cell>
        </table:table-row>
        <table:table-row>
          <table:table-cell table:style-name="Table2.A2" office:value-type="string">
            <text:p text:style-name="P32">مُسَنَّدَةٌ</text:p>
          </table:table-cell>
          <table:table-cell table:style-name="Table2.B2" office:value-type="string">
            <text:p text:style-name="P48">علَّم</text:p>
          </table:table-cell>
          <table:table-cell table:style-name="Table2.C2" office:value-type="string">
            <text:p text:style-name="P52">To lean</text:p>
          </table:table-cell>
        </table:table-row>
        <table:table-row>
          <table:table-cell table:style-name="Table2.A2" office:value-type="string">
            <text:p text:style-name="P32">قَاتَلَ</text:p>
          </table:table-cell>
          <table:table-cell table:style-name="Table2.B2" office:value-type="string">
            <text:p text:style-name="P48">جاهد</text:p>
          </table:table-cell>
          <table:table-cell table:style-name="Table2.C5" office:value-type="string">
            <text:p text:style-name="P52">To <text:span text:style-name="T18">fight</text:span></text:p>
          </table:table-cell>
        </table:table-row>
        <table:table-row>
          <table:table-cell table:style-name="Table2.A2" office:value-type="string">
            <text:p text:style-name="P32">مُسْتَقْبِرُونَ</text:p>
          </table:table-cell>
          <table:table-cell table:style-name="Table2.B2" office:value-type="string">
            <text:p text:style-name="P48">استغفر</text:p>
          </table:table-cell>
          <table:table-cell table:style-name="Table2.C5" office:value-type="string">
            <text:p text:style-name="P52">To be arrogant</text:p>
          </table:table-cell>
        </table:table-row>
        <table:table-row>
          <table:table-cell table:style-name="Table2.A2" office:value-type="string">
            <text:p text:style-name="P41">تُنْفِقُو<text:span text:style-name="T12">نَ</text:span></text:p>
          </table:table-cell>
          <table:table-cell table:style-name="Table2.B2" office:value-type="string">
            <text:p text:style-name="P45">أسلم</text:p>
          </table:table-cell>
          <table:table-cell table:style-name="Table2.C5" office:value-type="string">
            <text:p text:style-name="P59">To spend</text:p>
          </table:table-cell>
        </table:table-row>
        <table:table-row>
          <table:table-cell table:style-name="Table2.A2" office:value-type="string">
            <text:p text:style-name="P40">يَنْفَصُّونَ</text:p>
          </table:table-cell>
          <table:table-cell table:style-name="Table2.B2" office:value-type="string">
            <text:p text:style-name="P40">انقلب</text:p>
          </table:table-cell>
          <table:table-cell table:style-name="Table2.C5" office:value-type="string">
            <text:p text:style-name="P60">To disperse</text:p>
          </table:table-cell>
        </table:table-row>
        <table:table-row>
          <table:table-cell table:style-name="Table2.A2" office:value-type="string">
            <text:p text:style-name="P44">يُخْرِجُ</text:p>
          </table:table-cell>
          <table:table-cell table:style-name="Table2.B2" office:value-type="string">
            <text:p text:style-name="P44">أسلم</text:p>
          </table:table-cell>
          <table:table-cell table:style-name="Table2.C5" office:value-type="string">
            <text:p text:style-name="P61">To <text:span text:style-name="T17">expel</text:span></text:p>
          </table:table-cell>
        </table:table-row>
        <table:table-row>
          <table:table-cell table:style-name="Table2.A10" office:value-type="string">
            <text:p text:style-name="P49">تُلْهِي</text:p>
          </table:table-cell>
          <table:table-cell table:style-name="Table2.B10" office:value-type="string">
            <text:p text:style-name="P45">أسلم</text:p>
          </table:table-cell>
          <table:table-cell table:style-name="Table2.C5" office:value-type="string">
            <text:p text:style-name="P65">To distract</text:p>
          </table:table-cell>
        </table:table-row>
        <table:table-row>
          <table:table-cell table:style-name="Table2.A11" office:value-type="string">
            <text:p text:style-name="P43"/>
          </table:table-cell>
          <table:table-cell table:style-name="Table2.B11" office:value-type="string">
            <text:p text:style-name="P41"/>
          </table:table-cell>
          <table:table-cell table:style-name="Table2.C5" office:value-type="string">
            <text:p text:style-name="P59"/>
          </table:table-cell>
        </table:table-row>
      </table:table>
      <text:p text:style-name="P18"/>
      <text:p text:style-name="P19">Irregular words:</text:p>
      <text:p text:style-name="P20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p text:style-name="P23">Come!</text:p>
          </table:table-cell>
          <table:table-cell table:style-name="Table4.A1" office:value-type="string">
            <text:p text:style-name="P2">تَعَالْ</text:p>
          </table:table-cell>
          <table:table-cell table:style-name="Table4.A1" office:value-type="string">
            <text:p text:style-name="P1"/>
          </table:table-cell>
          <table:table-cell table:style-name="Table4.D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23">To turn around</text:p>
          </table:table-cell>
          <table:table-cell table:style-name="Table4.A2" office:value-type="string">
            <text:p text:style-name="P2">لَوَّوْا</text:p>
          </table:table-cell>
          <table:table-cell table:style-name="Table4.A2" office:value-type="string">
            <text:p text:style-name="P1"/>
          </table:table-cell>
          <table:table-cell table:style-name="Table4.D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25">To distract</text:p>
          </table:table-cell>
          <table:table-cell table:style-name="Table4.A2" office:value-type="string">
            <text:p text:style-name="P3">أَلْهَي</text:p>
          </table:table-cell>
          <table:table-cell table:style-name="Table4.A2" office:value-type="string">
            <text:p text:style-name="P3">يُلْهِي</text:p>
          </table:table-cell>
          <table:table-cell table:style-name="Table4.D2" office:value-type="string">
            <text:p text:style-name="P3">إِلْهَاءًا</text:p>
          </table:table-cell>
        </table:table-row>
      </table:table>
      <text:p text:style-name="P21"><text:span text:style-name="T4">Ims</text:span><text:span text:style-name="T3"> (</text:span><text:span text:style-name="T4">singular and broken plurals</text:span><text:span text:style-name="T3">)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8">Singular</text:p>
          </table:table-cell>
          <table:table-cell table:style-name="Table3.A1" office:value-type="string">
            <text:p text:style-name="P28">B<text:span text:style-name="T16">roken </text:span>P<text:span text:style-name="T16">lural</text:span></text:p>
          </table:table-cell>
          <table:table-cell table:style-name="Table3.C1" office:value-type="string">
            <text:p text:style-name="P28"><text:span text:style-name="T16">M</text:span>eaning</text:p>
          </table:table-cell>
        </table:table-row>
        <table:table-row>
          <table:table-cell table:style-name="Table3.A2" office:value-type="string">
            <text:p text:style-name="P38">يَمِينٌ</text:p>
          </table:table-cell>
          <table:table-cell table:style-name="Table3.B2" office:value-type="string">
            <text:p text:style-name="P38">أَيمَنٌ</text:p>
          </table:table-cell>
          <table:table-cell table:style-name="Table3.C2" office:value-type="string">
            <text:p text:style-name="P57"><text:span text:style-name="T13">Right hand, o</text:span>ath</text:p>
          </table:table-cell>
        </table:table-row>
        <table:table-row>
          <table:table-cell table:style-name="Table3.A2" office:value-type="string">
            <text:p text:style-name="P38">جُنَّةٌ</text:p>
          </table:table-cell>
          <table:table-cell table:style-name="Table3.B2" office:value-type="string">
            <text:p text:style-name="P34">--</text:p>
          </table:table-cell>
          <table:table-cell table:style-name="Table3.C2" office:value-type="string">
            <text:p text:style-name="P56">Shield</text:p>
          </table:table-cell>
        </table:table-row>
        <table:table-row>
          <table:table-cell table:style-name="Table3.A2" office:value-type="string">
            <text:p text:style-name="P35">قُلُوبٌ</text:p>
          </table:table-cell>
          <table:table-cell table:style-name="Table3.B2" office:value-type="string">
            <text:p text:style-name="P34"/>
          </table:table-cell>
          <table:table-cell table:style-name="Table3.C2" office:value-type="string">
            <text:p text:style-name="P55"/>
          </table:table-cell>
        </table:table-row>
        <table:table-row>
          <table:table-cell table:style-name="Table3.A2" office:value-type="string">
            <text:p text:style-name="P35"/>
          </table:table-cell>
          <table:table-cell table:style-name="Table3.B2" office:value-type="string">
            <text:p text:style-name="P35">أَجْسَامٌ</text:p>
          </table:table-cell>
          <table:table-cell table:style-name="Table3.C2" office:value-type="string">
            <text:p text:style-name="P54">Bodies</text:p>
          </table:table-cell>
        </table:table-row>
        <table:table-row>
          <table:table-cell table:style-name="Table3.A2" office:value-type="string">
            <text:p text:style-name="P37">صَيحَةٌ</text:p>
          </table:table-cell>
          <table:table-cell table:style-name="Table3.B2" office:value-type="string">
            <text:p text:style-name="P35"/>
          </table:table-cell>
          <table:table-cell table:style-name="Table3.C2" office:value-type="string">
            <text:p text:style-name="P53">Shout</text:p>
          </table:table-cell>
        </table:table-row>
        <table:table-row>
          <table:table-cell table:style-name="Table3.A2" office:value-type="string">
            <text:p text:style-name="P71">عَدُوٌّ</text:p>
          </table:table-cell>
          <table:table-cell table:style-name="Table3.B2" office:value-type="string">
            <text:p text:style-name="P72"/>
          </table:table-cell>
          <table:table-cell table:style-name="Table3.C2" office:value-type="string">
            <text:p text:style-name="P73">enemy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B2" office:value-type="string">
            <text:p text:style-name="P31">رُءُس</text:p>
          </table:table-cell>
          <table:table-cell table:style-name="Table3.C2" office:value-type="string">
            <text:p text:style-name="P52">Heads</text:p>
          </table:table-cell>
        </table:table-row>
        <table:table-row>
          <table:table-cell table:style-name="Table3.A2" office:value-type="string">
            <text:p text:style-name="P33">فاسِقٌ</text:p>
          </table:table-cell>
          <table:table-cell table:style-name="Table3.B2" office:value-type="string">
            <text:p text:style-name="P35"/>
          </table:table-cell>
          <table:table-cell table:style-name="Table3.C2" office:value-type="string">
            <text:p text:style-name="P50">Corrupt person (see-able)</text:p>
          </table:table-cell>
        </table:table-row>
        <table:table-row>
          <table:table-cell table:style-name="Table3.A2" office:value-type="string">
            <text:p text:style-name="P36">خَزَانَةٌ</text:p>
          </table:table-cell>
          <table:table-cell table:style-name="Table3.B2" office:value-type="string">
            <text:p text:style-name="P39">خَزَائِنُ</text:p>
          </table:table-cell>
          <table:table-cell table:style-name="Table3.C2" office:value-type="string">
            <text:p text:style-name="P51">Treasure</text:p>
          </table:table-cell>
        </table:table-row>
        <table:table-row>
          <table:table-cell table:style-name="Table3.A2" office:value-type="string">
            <text:p text:style-name="P46">الأَعَزُّ</text:p>
          </table:table-cell>
          <table:table-cell table:style-name="Table3.B2" office:value-type="string">
            <text:p text:style-name="P39"/>
          </table:table-cell>
          <table:table-cell table:style-name="Table3.C2" office:value-type="string">
            <text:p text:style-name="P62">The most dignified</text:p>
          </table:table-cell>
        </table:table-row>
        <table:table-row>
          <table:table-cell table:style-name="Table3.A2" office:value-type="string">
            <text:p text:style-name="P46">الأَذَلَّ</text:p>
          </table:table-cell>
          <table:table-cell table:style-name="Table3.B2" office:value-type="string">
            <text:p text:style-name="P39"/>
          </table:table-cell>
          <table:table-cell table:style-name="Table3.C2" office:value-type="string">
            <text:p text:style-name="P63">The most humiliated</text:p>
            <text:p text:style-name="P63">(opposite of الأعزّ)</text:p>
          </table:table-cell>
        </table:table-row>
        <table:table-row>
          <table:table-cell table:style-name="Table3.A13" office:value-type="string">
            <text:p text:style-name="P47">العِزَّةُ</text:p>
          </table:table-cell>
          <table:table-cell table:style-name="Table3.B13" office:value-type="string">
            <text:p text:style-name="P39"/>
          </table:table-cell>
          <table:table-cell table:style-name="Table3.C13" office:value-type="string">
            <text:p text:style-name="P64">Honor, authority and</text:p>
            <text:p text:style-name="P64">might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KFGQPC Uthmanic Script HAFS" svg:font-family="'KFGQPC Uthmanic Script HAFS'"/>
    <style:font-face style:name="KFGQPC Uthmanic Script HAFS1" svg:font-family="'KFGQPC Uthmanic Script HAF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Lora1" svg:font-family="Lora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ora" fo:font-size="12pt" fo:language="en" fo:country="US" style:letter-kerning="true" style:font-name-asian="Noto Sans CJK SC" style:font-size-asian="10.5pt" style:language-asian="zh" style:country-asian="CN" style:font-name-complex="KFGQPC Uthmanic Script HAF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ora" fo:font-size="12pt" fo:language="en" fo:country="US" style:letter-kerning="true" style:font-name-asian="Noto Sans CJK SC" style:font-size-asian="10.5pt" style:language-asian="zh" style:country-asian="CN" style:font-name-complex="KFGQPC Uthmanic Script HAF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KFGQPC Uthmanic Script HAFS" style:font-family-complex="'KFGQPC Uthmanic Script HAFS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ora" fo:font-family="Lora" style:font-size-asian="12pt" style:font-name-complex="KFGQPC Uthmanic Script HAFS" style:font-family-complex="'KFGQPC Uthmanic Script HAFS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ora" fo:font-family="Lora" fo:font-size="12pt" fo:font-style="italic" style:font-size-asian="12pt" style:font-style-asian="italic" style:font-name-complex="KFGQPC Uthmanic Script HAFS" style:font-family-complex="'KFGQPC Uthmanic Script HAF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ra" fo:font-family="Lora" style:font-size-asian="12pt" style:font-name-complex="KFGQPC Uthmanic Script HAFS" style:font-family-complex="'KFGQPC Uthmanic Script HAFS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kib</meta:initial-creator>
    <meta:creation-date>2023-08-07T20:23:24.999269719</meta:creation-date>
    <dc:date>2023-09-17T21:47:02.866673618</dc:date>
    <meta:editing-duration>PT17H2M7S</meta:editing-duration>
    <meta:editing-cycles>66</meta:editing-cycles>
    <meta:generator>LibreOffice/7.5.6.2$Linux_X86_64 LibreOffice_project/50$Build-2</meta:generator>
    <meta:document-statistic meta:table-count="4" meta:image-count="0" meta:object-count="0" meta:page-count="6" meta:paragraph-count="192" meta:word-count="264" meta:character-count="1241" meta:non-whitespace-character-count="1166"/>
  </office:meta>
</office:document-meta>
</file>